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" fo:font-size="20pt" fo:language="el" fo:country="GR" officeooo:rsid="00367cc8" officeooo:paragraph-rsid="00367cc8" style:letter-kerning="true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Royston" fo:font-size="20pt" fo:language="zxx" fo:country="none" officeooo:rsid="0039e298" officeooo:paragraph-rsid="0039e298" style:letter-kerning="true" style:font-name-asian="Noto Serif CJK SC" style:font-size-asian="20pt" style:language-asian="zxx" style:country-asian="none" style:font-name-complex="Lohit Devanagari1" style:font-size-complex="20pt" style:language-complex="zxx" style:country-complex="none"/>
    </style:style>
    <style:style style:name="P3" style:family="paragraph" style:parent-style-name="Subtitle">
      <style:paragraph-properties fo:break-before="page"/>
      <style:text-properties style:font-name="Royston" fo:font-size="20pt" fo:language="zxx" fo:country="none" officeooo:rsid="0039e298" officeooo:paragraph-rsid="003e2bf3" style:letter-kerning="true" style:font-name-asian="Noto Serif CJK SC" style:font-size-asian="20pt" style:language-asian="zxx" style:country-asian="none" style:font-name-complex="Lohit Devanagari1" style:font-size-complex="2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Royston1" officeooo:paragraph-rsid="00283eb4" style:letter-kerning="true"/>
    </style:style>
    <style:style style:name="P5" style:family="paragraph" style:parent-style-name="Standard">
      <style:paragraph-properties fo:text-align="justify" style:justify-single-word="false"/>
      <style:text-properties style:font-name="Royston1" fo:font-size="14pt" officeooo:rsid="00046875" officeooo:paragraph-rsid="00283eb4" style:letter-kerning="true" style:font-size-asian="14pt" style:font-size-complex="14pt"/>
    </style:style>
    <style:style style:name="P6" style:family="paragraph" style:parent-style-name="Standard">
      <style:text-properties style:font-name="Royston1" fo:font-size="20pt" officeooo:rsid="00139007" officeooo:paragraph-rsid="00139007" style:letter-kerning="true" style:font-size-asian="20pt" style:font-size-complex="20pt"/>
    </style:style>
    <style:style style:name="P7" style:family="paragraph" style:parent-style-name="Standard">
      <style:text-properties style:font-name="Royston1" fo:font-size="20pt" officeooo:rsid="00046875" officeooo:paragraph-rsid="00046875" style:letter-kerning="true" style:font-size-asian="20pt" style:font-size-complex="20pt"/>
    </style:style>
    <style:style style:name="P8" style:family="paragraph" style:parent-style-name="Standard">
      <style:text-properties style:font-name="Royston1" fo:font-size="20pt" officeooo:rsid="001ca7e0" officeooo:paragraph-rsid="001ca7e0" style:letter-kerning="true" style:font-size-asian="20pt" style:font-size-complex="20pt"/>
    </style:style>
    <style:style style:name="P9" style:family="paragraph" style:parent-style-name="Standard">
      <style:text-properties style:font-name="Royston1" fo:font-size="20pt" officeooo:rsid="001bee86" officeooo:paragraph-rsid="001bee86" style:letter-kerning="true" style:font-size-asian="20pt" style:font-size-complex="20pt"/>
    </style:style>
    <style:style style:name="P10" style:family="paragraph" style:parent-style-name="Standard">
      <style:paragraph-properties fo:text-align="justify" style:justify-single-word="false"/>
      <style:text-properties style:font-name="Royston1" fo:font-size="20pt" officeooo:rsid="0026cbb6" officeooo:paragraph-rsid="0039e298" style:letter-kerning="true" style:font-size-asian="20pt" style:font-size-complex="20pt"/>
    </style:style>
    <style:style style:name="P11" style:family="paragraph" style:parent-style-name="Standard">
      <style:text-properties style:font-name="Royston1" fo:font-size="20pt" fo:language="zxx" fo:country="none" officeooo:rsid="00046875" officeooo:paragraph-rsid="00046875" style:letter-kerning="true" style:font-size-asian="20pt" style:language-asian="zxx" style:country-asian="none" style:font-size-complex="20pt" style:language-complex="zxx" style:country-complex="none"/>
    </style:style>
    <style:style style:name="P12" style:family="paragraph" style:parent-style-name="Standard">
      <style:text-properties style:font-name="Royston1" fo:font-size="20pt" fo:language="zxx" fo:country="none" officeooo:rsid="00046875" officeooo:paragraph-rsid="0023a9e8" style:letter-kerning="true" style:font-size-asian="20pt" style:language-asian="zxx" style:country-asian="none" style:font-size-complex="20pt" style:language-complex="zxx" style:country-complex="none"/>
    </style:style>
    <style:style style:name="P13" style:family="paragraph" style:parent-style-name="Text_20_body">
      <style:text-properties style:font-name="Royston1" fo:font-size="18pt" officeooo:rsid="0014aec4" officeooo:paragraph-rsid="0014aec4" style:letter-kerning="true" style:font-size-asian="18pt" style:font-size-complex="18pt"/>
    </style:style>
    <style:style style:name="P14" style:family="paragraph" style:parent-style-name="Text_20_body">
      <style:text-properties style:font-name="Royston1" fo:font-size="18pt" fo:language="zxx" fo:country="none" officeooo:rsid="00176485" officeooo:paragraph-rsid="00176485" style:letter-kerning="true" style:font-size-asian="18pt" style:language-asian="zxx" style:country-asian="none" style:font-size-complex="18pt" style:language-complex="zxx" style:country-complex="none"/>
    </style:style>
    <style:style style:name="P15" style:family="paragraph" style:parent-style-name="Text_20_body">
      <style:text-properties style:font-name="Royston1" fo:font-size="18pt" fo:language="zxx" fo:country="none" officeooo:rsid="00176485" officeooo:paragraph-rsid="00188672" style:letter-kerning="true" style:font-size-asian="18pt" style:language-asian="zxx" style:country-asian="none" style:font-size-complex="18pt" style:language-complex="zxx" style:country-complex="none"/>
    </style:style>
    <style:style style:name="P16" style:family="paragraph" style:parent-style-name="Subtitle">
      <style:text-properties style:font-name="Royston1" fo:font-weight="normal" style:letter-kerning="true" style:font-weight-asian="normal" style:font-weight-complex="normal"/>
    </style:style>
    <style:style style:name="P17" style:family="paragraph" style:parent-style-name="Subtitle">
      <style:text-properties style:font-name="Royston1" fo:font-size="36pt" officeooo:paragraph-rsid="003e2bf3" style:letter-kerning="true" style:font-size-asian="36pt" style:font-size-complex="36pt"/>
    </style:style>
    <style:style style:name="P18" style:family="paragraph" style:parent-style-name="Title">
      <style:text-properties style:font-name="Royston1" fo:font-size="36pt" fo:font-weight="normal" style:letter-kerning="true" style:font-size-asian="36pt" style:font-weight-asian="normal" style:font-size-complex="36pt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fo:language="zxx" fo:country="none" officeooo:rsid="0041c87c" style:language-asian="zxx" style:country-asian="none" style:language-complex="zxx" style:country-complex="none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LOGO10" fo:font-size="10pt" officeooo:rsid="00046875" style:font-size-asian="10pt" style:font-size-complex="10pt"/>
    </style:style>
    <style:style style:name="T7" style:family="text">
      <style:text-properties style:font-name="Royston" fo:language="zxx" fo:country="none" style:language-asian="zxx" style:country-asian="none" style:language-complex="zxx" style:country-complex="none"/>
    </style:style>
    <style:style style:name="T8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9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0" style:family="text">
      <style:text-properties style:font-name="Royston" fo:language="zxx" fo:country="none" officeooo:rsid="002c33de" style:font-name-asian="Noto Serif CJK SC" style:language-asian="zxx" style:country-asian="none" style:font-name-complex="Lohit Devanagari1" style:language-complex="zxx" style:country-complex="none"/>
    </style:style>
    <style:style style:name="T11" style:family="text">
      <style:text-properties style:font-name="Royston" fo:language="zxx" fo:country="none" officeooo:rsid="002e2f5c" style:font-name-asian="Noto Serif CJK SC" style:language-asian="zxx" style:country-asian="none" style:font-name-complex="Lohit Devanagari1" style:language-complex="zxx" style:country-complex="none"/>
    </style:style>
    <style:style style:name="T12" style:family="text">
      <style:text-properties style:font-name="Royston" fo:language="zxx" fo:country="none" officeooo:rsid="002fc749" style:font-name-asian="Noto Serif CJK SC" style:language-asian="zxx" style:country-asian="none" style:font-name-complex="Lohit Devanagari1" style:language-complex="zxx" style:country-complex="none"/>
    </style:style>
    <style:style style:name="T13" style:family="text">
      <style:text-properties style:font-name="Royston" fo:language="zxx" fo:country="none" officeooo:rsid="003305d8" style:font-name-asian="Noto Serif CJK SC" style:language-asian="zxx" style:country-asian="none" style:font-name-complex="Lohit Devanagari1" style:language-complex="zxx" style:country-complex="none"/>
    </style:style>
    <style:style style:name="T14" style:family="text">
      <style:text-properties style:font-name="Royston" fo:language="zxx" fo:country="none" officeooo:rsid="00270acf" style:font-name-asian="Noto Serif CJK SC" style:language-asian="zxx" style:country-asian="none" style:font-name-complex="Lohit Devanagari1" style:language-complex="zxx" style:country-complex="none"/>
    </style:style>
    <style:style style:name="T15" style:family="text">
      <style:text-properties style:font-name="Royston" fo:language="zxx" fo:country="none" officeooo:rsid="0039e298" style:font-name-asian="Noto Serif CJK SC" style:language-asian="zxx" style:country-asian="none" style:font-name-complex="Lohit Devanagari1" style:language-complex="zxx" style:country-complex="none"/>
    </style:style>
    <style:style style:name="T16" style:family="text">
      <style:text-properties style:font-name="Royston" fo:language="zxx" fo:country="none" officeooo:rsid="002c33de" style:font-name-asian="Royston" style:language-asian="zxx" style:country-asian="none" style:font-name-complex="Royston" style:language-complex="zxx" style:country-complex="none"/>
    </style:style>
    <style:style style:name="T17" style:family="text">
      <style:text-properties style:font-name="Royston" officeooo:rsid="0029ae3d"/>
    </style:style>
    <style:style style:name="T18" style:family="text">
      <style:text-properties style:font-name="Royston" officeooo:rsid="0039e298" style:font-name-asian="Noto Serif CJK SC" style:font-name-complex="Lohit Devanagari1"/>
    </style:style>
    <style:style style:name="T19" style:family="text">
      <style:text-properties style:font-name="Royston" officeooo:rsid="0039e298" style:font-name-asian="Royston" style:font-name-complex="Royston"/>
    </style:style>
    <style:style style:name="T20" style:family="text">
      <style:text-properties style:font-name="Royston" officeooo:rsid="0039e298"/>
    </style:style>
    <style:style style:name="T21" style:family="text">
      <style:text-properties style:font-name="Royston" officeooo:rsid="003b48a1"/>
    </style:style>
    <style:style style:name="T22" style:family="text">
      <style:text-properties style:text-line-through-style="none" style:text-line-through-type="none" style:text-position="0% 100%" fo:font-size="14pt" fo:font-style="normal" style:text-underline-style="none" officeooo:rsid="00046875" style:font-size-asian="14pt" style:font-style-asian="normal" style:font-size-complex="14pt" style:font-style-complex="normal"/>
    </style:style>
    <style:style style:name="T23" style:family="text">
      <style:text-properties officeooo:rsid="0029ae3d"/>
    </style:style>
    <style:style style:name="T24" style:family="text">
      <style:text-properties fo:font-size="14pt" officeooo:rsid="00046875" style:font-size-asian="14pt" style:font-size-complex="14pt"/>
    </style:style>
    <style:style style:name="T25" style:family="text">
      <style:text-properties fo:font-size="14pt" officeooo:rsid="0014aec4" style:font-size-asian="14pt" style:font-size-complex="14pt"/>
    </style:style>
    <style:style style:name="T26" style:family="text">
      <style:text-properties fo:font-size="14pt" officeooo:rsid="00107502" style:font-size-asian="14pt" style:font-size-complex="14pt"/>
    </style:style>
    <style:style style:name="T27" style:family="text">
      <style:text-properties fo:font-size="14pt" officeooo:rsid="002a29e4" style:font-size-asian="14pt" style:font-size-complex="14pt"/>
    </style:style>
    <style:style style:name="T28" style:family="text">
      <style:text-properties fo:font-size="14pt" officeooo:rsid="002a9d26" style:font-size-asian="14pt" style:font-size-complex="14pt"/>
    </style:style>
    <style:style style:name="T29" style:family="text">
      <style:text-properties fo:font-size="14pt" officeooo:rsid="00387753" style:font-size-asian="14pt" style:font-size-complex="14pt"/>
    </style:style>
    <style:style style:name="T30" style:family="text">
      <style:text-properties fo:font-size="14pt" officeooo:rsid="003e2bf3" style:font-size-asian="14pt" style:font-size-complex="14pt"/>
    </style:style>
    <style:style style:name="T31" style:family="text">
      <style:text-properties fo:font-size="14pt" officeooo:rsid="003ff9df" style:font-size-asian="14pt" style:font-size-complex="14pt"/>
    </style:style>
    <style:style style:name="T32" style:family="text">
      <style:text-properties fo:letter-spacing="-0.074cm"/>
    </style:style>
    <style:style style:name="T33" style:family="text">
      <style:text-properties fo:letter-spacing="-0.092cm"/>
    </style:style>
    <style:style style:name="T34" style:family="text">
      <style:text-properties fo:letter-spacing="-0.053cm"/>
    </style:style>
    <style:style style:name="T35" style:family="text">
      <style:text-properties fo:letter-spacing="-0.032cm"/>
    </style:style>
    <style:style style:name="T36" style:family="text">
      <style:text-properties officeooo:rsid="0041c87c"/>
    </style:style>
    <style:style style:name="T37" style:family="text">
      <style:text-properties style:font-name="Royston" officeooo:rsid="0041c87c"/>
    </style:style>
    <style:style style:name="T38" style:family="text">
      <style:text-properties style:font-name="Royston" fo:language="zxx" fo:country="none" officeooo:rsid="0041c87c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oyst<text:span text:style-name="T35">on</text:span> Regular</text:p>
      <text:p text:style-name="P16">My First Font</text:p>
      <text:p text:style-name="P4"><text:span text:style-name="T30">Royston is a</text:span><text:span text:style-name="T24"> font </text:span><text:span text:style-name="T29">based on</text:span><text:span text:style-name="T24"> my own handwriting. I started on this way back in 1985 or thereab</text:span><text:span text:style-name="T25">o</text:span><text:span text:style-name="T24">uts when I was </text:span><text:span text:style-name="T31">living and </text:span><text:span text:style-name="T24">working in Guild</text:span><text:span text:style-name="T26">ford, and</text:span><text:span text:style-name="T24"> learning </text:span><text:span text:style-name="T6">METAFONT</text:span><text:span text:style-name="T24"> </text:span><text:span text:style-name="T31">in my spare time.</text:span><text:span text:style-name="T24"> But this was done </text:span><text:span text:style-name="T27">where I live now in Royston </text:span><text:span text:style-name="T28">(hence the name)</text:span><text:span text:style-name="T27"> </text:span><text:span text:style-name="T24">using </text:span><text:span text:style-name="T27">Inkscape and </text:span><text:span text:style-name="T24">FontForge, based on what I had left of print-outs of the </text:span><text:span text:style-name="T6">METAFONT</text:span><text:span text:style-name="T24"> </text:span><text:span text:style-name="T22">samples</text:span><text:span text:style-name="T24">.</text:span></text:p>
      <text:p text:style-name="P5"/>
      <text:p text:style-name="P6">The quick brown fox jumps over the lazy do<text:span text:style-name="T5">g.</text:span></text:p>
      <text:p text:style-name="P6">THE QUICK BROWN FOX JUMPS OVER THE LAZY DOG.</text:p>
      <text:p text:style-name="P11">ABCDEFGHIJKLMNOPQRSTUVWXYZ</text:p>
      <text:p text:style-name="P12">abcdefgh<text:span text:style-name="T20">ĳ</text:span>klmnopqrstuvwxyz</text:p>
      <text:p text:style-name="P7"><text:span text:style-name="T4">0</text:span>123456789</text:p>
      <text:p text:style-name="P8">9876543210</text:p>
      <text:p text:style-name="P1">ΑΒ<text:span text:style-name="T32">ΓΔ</text:span>ΕΖΗΘΙΚΛΜΝΞΟΠΡΣΤΥΦΧΨΩ</text:p>
      <text:p text:style-name="P1">αβγδεζηθικλμνξοπρςστυφχψω</text:p>
      <text:p text:style-name="P9">5<text:span text:style-name="T21">×</text:span>5=10, $12, <text:span text:style-name="T23">5</text:span><text:span text:style-name="T17">¢</text:span><text:span text:style-name="T23">, </text:span>£4.00, <text:span text:style-name="T17">¥</text:span><text:span text:style-name="T23">2000, </text:span><text:span text:style-name="T19">€2</text:span><text:span text:style-name="T18">9.00, </text:span>(5+3)÷2=4</text:p>
      <text:p text:style-name="P10"><text:span text:style-name="T8">!</text:span><text:span text:style-name="T2"> </text:span><text:span text:style-name="T7">"</text:span><text:span text:style-name="T1"> </text:span><text:span text:style-name="T7">#</text:span><text:span text:style-name="T1"> </text:span><text:span text:style-name="T7">$</text:span><text:span text:style-name="T1"> </text:span><text:span text:style-name="T7">%</text:span><text:span text:style-name="T1"> </text:span><text:span text:style-name="T7">&amp;</text:span><text:span text:style-name="T1"> </text:span><text:span text:style-name="T7">'</text:span><text:span text:style-name="T1"> </text:span><text:span text:style-name="T7">(</text:span><text:span text:style-name="T1"> </text:span><text:span text:style-name="T7">)</text:span><text:span text:style-name="T1"> </text:span><text:span text:style-name="T7">*</text:span><text:span text:style-name="T1"> </text:span><text:span text:style-name="T7">+</text:span><text:span text:style-name="T1"> </text:span><text:span text:style-name="T7">,</text:span><text:span text:style-name="T1"> </text:span><text:span text:style-name="T7">-</text:span><text:span text:style-name="T1"> </text:span><text:span text:style-name="T7">.</text:span><text:span text:style-name="T1"> </text:span><text:span text:style-name="T7">/</text:span><text:span text:style-name="T1"> </text:span><text:span text:style-name="T7">:</text:span><text:span text:style-name="T1"> </text:span><text:span text:style-name="T7">;</text:span><text:span text:style-name="T1"> </text:span><text:span text:style-name="T7">&lt;</text:span><text:span text:style-name="T1"> </text:span><text:span text:style-name="T7">=</text:span><text:span text:style-name="T1"> </text:span><text:span text:style-name="T7">&gt;</text:span><text:span text:style-name="T1"> </text:span><text:span text:style-name="T7">?</text:span><text:span text:style-name="T1"> </text:span><text:span text:style-name="T7">@</text:span><text:span text:style-name="T1"> </text:span><text:span text:style-name="T7">[</text:span><text:span text:style-name="T1"> </text:span><text:span text:style-name="T7">\</text:span><text:span text:style-name="T1"> </text:span><text:span text:style-name="T7">] </text:span><text:span text:style-name="T1"><text:s/></text:span><text:span text:style-name="T7">^ _ ` { | } <text:s text:c="2"/>~ ¡ ¢ £ ¤ ¥ ¦ § <text:s/>¨ © ª « ¬ ® <text:s/>¯ <text:s/>° ± ² ³ <text:s/>´ ¶ · <text:s/>¸ ¹ º » ¼ ½ ¾ ¿ À Á Â Ã Ä Å Æ Ç È É Ê Ë Ì Í Î </text:span><text:span text:style-name="T9">Ï Ñ Ò Ó Ô Õ Ö × Ø Ù Ú Û Ü Ý à á â ã ä å æ ç è é ê ë ì í î ï ñ ò ó ô õ ö ÷ ø ù ú û ü ý ÿ </text:span><text:span text:style-name="T16">—</text:span><text:span text:style-name="T10"> Œ œ Ű ř ŭ Ł ł </text:span><text:span text:style-name="T11">Ġ Ŀ Į </text:span><text:span text:style-name="T14">ı </text:span><text:span text:style-name="T10">ȷ </text:span><text:span text:style-name="T12">ſ </text:span><text:span text:style-name="T14">ß </text:span><text:span text:style-name="T10">ẞ </text:span><text:span text:style-name="T14">Ð ð </text:span><text:span text:style-name="T10">Ŋ ŋ </text:span><text:span text:style-name="T14">Þ þ </text:span><text:span text:style-name="T13">Ȝ ȝ Ꝩ ꝩ Ƿ ƿ </text:span><text:span text:style-name="T15">Ƕ ƕ Ƣ ƣ Ʒ ʒ</text:span></text:p>
      <text:p text:style-name="P2"/>
      <text:p text:style-name="P13">W. Hails, <text:span text:style-name="T3">Wintefylle</text:span><text:span text:style-name="T38">ð</text:span><text:span text:style-name="T37">, 2022</text:span></text:p>
      <text:p text:style-name="P3">---ȫǕÜǜǘÖǚǛöǗϊȪǖϋǙ---</text:p>
      <text:p text:style-name="P17">Ke<text:span text:style-name="T34">rn</text:span>ing <text:span text:style-name="T33">Ta</text:span>bles</text:p>
      <text:p text:style-name="P14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14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14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14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14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14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14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14"><text:soft-page-break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14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1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14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</text:p>
      <text:p text:style-name="P14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</text:p>
      <text:p text:style-name="P14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</text:p>
      <text:p text:style-name="P14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14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14"><text:soft-page-break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14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14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14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14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14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14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14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14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14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14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14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14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14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14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14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14"><text:soft-page-break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14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14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14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15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15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14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14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14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14"><text:soft-page-break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14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14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14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14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14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14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14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14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14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14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14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7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18T11:37:50.091758046</dc:date>
    <meta:editing-duration>PT13H14M34S</meta:editing-duration>
    <meta:editing-cycles>62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8" meta:paragraph-count="68" meta:word-count="2964" meta:character-count="11802" meta:non-whitespace-character-count="6154"/>
  </office:meta>
</office:document-meta>
</file>